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is a test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wo Kadziela</meta:initial-creator>
    <dc:creator>Iwo Kadziela</dc:creator>
    <meta:editing-cycles>1</meta:editing-cycles>
    <meta:creation-date>2013-05-10T21:13:00</meta:creation-date>
    <dc:date>2013-05-10T21:13:00</dc:date>
    <meta:editing-duration>P0D</meta:editing-duration>
    <meta:generator>LibreOffice/7.5.7.1$Linux_X86_64 LibreOffice_project/50$Build-1</meta:generator>
    <meta:document-statistic meta:table-count="0" meta:image-count="0" meta:object-count="0" meta:page-count="1" meta:paragraph-count="1" meta:word-count="4" meta:character-count="14" meta:non-whitespace-character-count="11"/>
    <meta:user-defined meta:name="AppVersion">14.0000</meta:user-defined>
    <meta:user-defined meta:name="Company">SiteSpect</meta:user-defined>
    <meta:template xlink:type="simple" xlink:actuate="onRequest" xlink:title="Normal.dotm" xlink:href=""/>
  </office:meta>
</office:document-meta>
</file>